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15.65cm" fo:min-width="9.9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e994" draw:textarea-horizontal-align="justify" draw:textarea-vertical-align="middle" draw:auto-grow-height="false" fo:min-height="1.15cm" fo:min-width="9.9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9.9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aa95" draw:textarea-horizontal-align="justify" draw:textarea-vertical-align="middle" draw:auto-grow-height="false" fo:min-height="0.65cm" fo:min-width="15.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a6a6" draw:textarea-horizontal-align="justify" draw:textarea-vertical-align="middle" draw:auto-grow-height="false" fo:min-height="8.65cm" fo:min-width="15.9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ec9ba4" draw:textarea-horizontal-align="justify" draw:textarea-vertical-align="middle" draw:auto-grow-height="false" fo:min-height="7.65cm" fo:min-width="15.9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b66c" draw:textarea-horizontal-align="justify" draw:textarea-vertical-align="middle" draw:auto-grow-height="false" fo:min-height="2.65cm" fo:min-width="2.15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e994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aa95"/>
      <style:paragraph-properties fo:text-align="center"/>
    </style:style>
    <style:style style:name="P6" style:family="paragraph">
      <loext:graphic-properties draw:fill="solid" draw:fill-color="#ffa6a6"/>
      <style:paragraph-properties fo:text-align="center"/>
    </style:style>
    <style:style style:name="P7" style:family="paragraph">
      <loext:graphic-properties draw:fill="solid" draw:fill-color="#ec9ba4"/>
      <style:paragraph-properties fo:text-align="center"/>
    </style:style>
    <style:style style:name="P8" style:family="paragraph">
      <loext:graphic-properties draw:fill="solid" draw:fill-color="#ffb6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5cm" svg:height="16cm" svg:x="0.5cm" svg:y="3.75cm">
          <text:p text:style-name="P1">ListBox_elev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1.5cm" svg:x="0.5cm" svg:y="1.75cm">
          <text:p text:style-name="P1">TextField_filtre (Nom, heures conduite etc...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5cm" svg:height="1cm" svg:x="9.75cm" svg:y="0.25cm">
          <text:p text:style-name="P1">Tit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5cm" svg:height="1cm" svg:x="12.5cm" svg:y="1.75cm">
          <text:p text:style-name="P1">Élève sélectionné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6.5cm" svg:height="9cm" svg:x="12.5cm" svg:y="2.75cm">
          <text:p text:style-name="P1">Informations sur la person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6.5cm" svg:height="8cm" svg:x="12.5cm" svg:y="11.75cm">
          <text:p text:style-name="P1">Gestion des he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75cm" svg:height="3cm" svg:x="12.5cm" svg:y="2.75cm">
          <text:p text:style-name="P1">pho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31T15:07:24.983000000</meta:creation-date>
    <dc:date>2023-05-31T15:25:51.011000000</dc:date>
    <meta:editing-duration>PT18M26S</meta:editing-duration>
    <meta:editing-cycles>3</meta:editing-cycles>
    <meta:generator>LibreOffice/7.4.1.2$Windows_X86_64 LibreOffice_project/3c58a8f3a960df8bc8fd77b461821e42c061c5f0</meta:generator>
    <meta:document-statistic meta:object-count="7"/>
  </office:meta>
</office:document-meta>
</file>